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5" table:default-cell-style-name="Default"/>
        <table:table-row table:style-name="ro1">
          <table:table-cell/>
          <table:table-cell office:value-type="float" office:value="15020.178236">
            <text:p>15020.178236</text:p>
          </table:table-cell>
          <table:table-cell office:value-type="float" office:value="14334.69315">
            <text:p>14334.69315</text:p>
          </table:table-cell>
          <table:table-cell office:value-type="float" office:value="14156.811114">
            <text:p>14156.811114</text:p>
          </table:table-cell>
          <table:table-cell office:value-type="float" office:value="14324.522054">
            <text:p>14324.522054</text:p>
          </table:table-cell>
          <table:table-cell office:value-type="float" office:value="14346.702247">
            <text:p>14346.702247</text:p>
          </table:table-cell>
          <table:table-cell office:value-type="float" office:value="14164.457378">
            <text:p>14164.457378</text:p>
          </table:table-cell>
          <table:table-cell office:value-type="float" office:value="14123.291608">
            <text:p>14123.291608</text:p>
          </table:table-cell>
          <table:table-cell office:value-type="float" office:value="14637.270159">
            <text:p>14637.270159</text:p>
          </table:table-cell>
          <table:table-cell office:value-type="float" office:value="15164.858795">
            <text:p>15164.858795</text:p>
          </table:table-cell>
          <table:table-cell office:value-type="float" office:value="15125.431691">
            <text:p>15125.431691</text:p>
          </table:table-cell>
          <table:table-cell table:number-columns-repeated="2" office:value-type="float" office:value="15422.477951">
            <text:p>15422.477951</text:p>
          </table:table-cell>
          <table:table-cell office:value-type="float" office:value="15694.791237">
            <text:p>15694.791237</text:p>
          </table:table-cell>
          <table:table-cell office:value-type="float" office:value="15657.066798">
            <text:p>15657.066798</text:p>
          </table:table-cell>
          <table:table-cell office:value-type="float" office:value="15767.408161">
            <text:p>15767.408161</text:p>
          </table:table-cell>
          <table:table-cell office:value-type="float" office:value="16307.654483">
            <text:p>16307.654483</text:p>
          </table:table-cell>
          <table:table-cell office:value-type="float" office:value="16340.196785">
            <text:p>16340.196785</text:p>
          </table:table-cell>
          <table:table-cell office:value-type="float" office:value="16990.507158">
            <text:p>16990.507158</text:p>
          </table:table-cell>
          <table:table-cell office:value-type="float" office:value="16186.723541">
            <text:p>16186.723541</text:p>
          </table:table-cell>
          <table:table-cell office:value-type="float" office:value="16705.756736">
            <text:p>16705.756736</text:p>
          </table:table-cell>
          <table:table-cell office:value-type="float" office:value="16650.892241">
            <text:p>16650.892241</text:p>
          </table:table-cell>
          <table:table-cell office:value-type="float" office:value="17602.527572">
            <text:p>17602.527572</text:p>
          </table:table-cell>
          <table:table-cell office:value-type="float" office:value="18623.497002">
            <text:p>18623.497002</text:p>
          </table:table-cell>
          <table:table-cell office:value-type="float" office:value="18682.100478">
            <text:p>18682.100478</text:p>
          </table:table-cell>
        </table:table-row>
        <table:table-row table:style-name="ro1">
          <table:table-cell/>
          <table:table-cell office:value-type="float" office:value="13883.14009">
            <text:p>13883.14009</text:p>
          </table:table-cell>
          <table:table-cell office:value-type="float" office:value="12912.878635">
            <text:p>12912.878635</text:p>
          </table:table-cell>
          <table:table-cell office:value-type="float" office:value="12597.296434">
            <text:p>12597.296434</text:p>
          </table:table-cell>
          <table:table-cell office:value-type="float" office:value="12486.134844">
            <text:p>12486.134844</text:p>
          </table:table-cell>
          <table:table-cell office:value-type="float" office:value="12466.664925">
            <text:p>12466.664925</text:p>
          </table:table-cell>
          <table:table-cell office:value-type="float" office:value="12686.535711">
            <text:p>12686.535711</text:p>
          </table:table-cell>
          <table:table-cell office:value-type="float" office:value="12673.023362">
            <text:p>12673.023362</text:p>
          </table:table-cell>
          <table:table-cell office:value-type="float" office:value="12884.498063">
            <text:p>12884.498063</text:p>
          </table:table-cell>
          <table:table-cell office:value-type="float" office:value="13223.891763">
            <text:p>13223.891763</text:p>
          </table:table-cell>
          <table:table-cell office:value-type="float" office:value="13535.347503">
            <text:p>13535.347503</text:p>
          </table:table-cell>
          <table:table-cell table:number-columns-repeated="2" office:value-type="float" office:value="13791.71964">
            <text:p>13791.71964</text:p>
          </table:table-cell>
          <table:table-cell office:value-type="float" office:value="14081.170734">
            <text:p>14081.170734</text:p>
          </table:table-cell>
          <table:table-cell office:value-type="float" office:value="14401.655333">
            <text:p>14401.655333</text:p>
          </table:table-cell>
          <table:table-cell office:value-type="float" office:value="14633.992389">
            <text:p>14633.992389</text:p>
          </table:table-cell>
          <table:table-cell office:value-type="float" office:value="14321.645739">
            <text:p>14321.645739</text:p>
          </table:table-cell>
          <table:table-cell office:value-type="float" office:value="15143.699221">
            <text:p>15143.699221</text:p>
          </table:table-cell>
          <table:table-cell office:value-type="float" office:value="16022.29783">
            <text:p>16022.29783</text:p>
          </table:table-cell>
          <table:table-cell office:value-type="float" office:value="16043.647659">
            <text:p>16043.647659</text:p>
          </table:table-cell>
          <table:table-cell office:value-type="float" office:value="16162.315508">
            <text:p>16162.315508</text:p>
          </table:table-cell>
          <table:table-cell office:value-type="float" office:value="16599.774378">
            <text:p>16599.774378</text:p>
          </table:table-cell>
          <table:table-cell office:value-type="float" office:value="16536.526421">
            <text:p>16536.526421</text:p>
          </table:table-cell>
          <table:table-cell office:value-type="float" office:value="17035.457988">
            <text:p>17035.457988</text:p>
          </table:table-cell>
          <table:table-cell office:value-type="float" office:value="16708.541901">
            <text:p>16708.541901</text:p>
          </table:table-cell>
        </table:table-row>
        <table:table-row table:style-name="ro1">
          <table:table-cell/>
          <table:table-cell office:value-type="float" office:value="14747.353103">
            <text:p>14747.353103</text:p>
          </table:table-cell>
          <table:table-cell office:value-type="float" office:value="14089.779663">
            <text:p>14089.779663</text:p>
          </table:table-cell>
          <table:table-cell office:value-type="float" office:value="13766.41873">
            <text:p>13766.41873</text:p>
          </table:table-cell>
          <table:table-cell office:value-type="float" office:value="13755.200199">
            <text:p>13755.200199</text:p>
          </table:table-cell>
          <table:table-cell office:value-type="float" office:value="13924.608959">
            <text:p>13924.608959</text:p>
          </table:table-cell>
          <table:table-cell office:value-type="float" office:value="13853.395674">
            <text:p>13853.395674</text:p>
          </table:table-cell>
          <table:table-cell office:value-type="float" office:value="13834.88729">
            <text:p>13834.88729</text:p>
          </table:table-cell>
          <table:table-cell office:value-type="float" office:value="14048.995435">
            <text:p>14048.995435</text:p>
          </table:table-cell>
          <table:table-cell office:value-type="float" office:value="14392.852333">
            <text:p>14392.852333</text:p>
          </table:table-cell>
          <table:table-cell office:value-type="float" office:value="14494.378053">
            <text:p>14494.378053</text:p>
          </table:table-cell>
          <table:table-cell table:number-columns-repeated="2" office:value-type="float" office:value="14853.802086">
            <text:p>14853.802086</text:p>
          </table:table-cell>
          <table:table-cell office:value-type="float" office:value="15144.282096">
            <text:p>15144.282096</text:p>
          </table:table-cell>
          <table:table-cell office:value-type="float" office:value="15004.407857">
            <text:p>15004.407857</text:p>
          </table:table-cell>
          <table:table-cell office:value-type="float" office:value="14960.554179">
            <text:p>14960.554179</text:p>
          </table:table-cell>
          <table:table-cell office:value-type="float" office:value="15491.60782">
            <text:p>15491.60782</text:p>
          </table:table-cell>
          <table:table-cell office:value-type="float" office:value="16511.868487">
            <text:p>16511.868487</text:p>
          </table:table-cell>
          <table:table-cell office:value-type="float" office:value="16986.019051">
            <text:p>16986.019051</text:p>
          </table:table-cell>
          <table:table-cell office:value-type="float" office:value="16331.126873">
            <text:p>16331.126873</text:p>
          </table:table-cell>
          <table:table-cell office:value-type="float" office:value="16505.69584">
            <text:p>16505.69584</text:p>
          </table:table-cell>
          <table:table-cell office:value-type="float" office:value="16263.857832">
            <text:p>16263.857832</text:p>
          </table:table-cell>
          <table:table-cell office:value-type="float" office:value="17404.55733">
            <text:p>17404.55733</text:p>
          </table:table-cell>
          <table:table-cell office:value-type="float" office:value="17889.274726">
            <text:p>17889.274726</text:p>
          </table:table-cell>
          <table:table-cell office:value-type="float" office:value="17838.55968">
            <text:p>17838.55968</text:p>
          </table:table-cell>
        </table:table-row>
        <table:table-row table:style-name="ro1">
          <table:table-cell/>
          <table:table-cell office:value-type="float" office:value="14156.280751">
            <text:p>14156.280751</text:p>
          </table:table-cell>
          <table:table-cell office:value-type="float" office:value="13151.501374">
            <text:p>13151.501374</text:p>
          </table:table-cell>
          <table:table-cell office:value-type="float" office:value="12990.145356">
            <text:p>12990.145356</text:p>
          </table:table-cell>
          <table:table-cell office:value-type="float" office:value="13050.340651">
            <text:p>13050.340651</text:p>
          </table:table-cell>
          <table:table-cell office:value-type="float" office:value="12877.847158">
            <text:p>12877.847158</text:p>
          </table:table-cell>
          <table:table-cell office:value-type="float" office:value="12993.615316">
            <text:p>12993.615316</text:p>
          </table:table-cell>
          <table:table-cell office:value-type="float" office:value="12961.928652">
            <text:p>12961.928652</text:p>
          </table:table-cell>
          <table:table-cell office:value-type="float" office:value="13469.01897">
            <text:p>13469.01897</text:p>
          </table:table-cell>
          <table:table-cell office:value-type="float" office:value="13997.877103">
            <text:p>13997.877103</text:p>
          </table:table-cell>
          <table:table-cell office:value-type="float" office:value="14165.595752">
            <text:p>14165.595752</text:p>
          </table:table-cell>
          <table:table-cell table:number-columns-repeated="2" office:value-type="float" office:value="14358.994321">
            <text:p>14358.994321</text:p>
          </table:table-cell>
          <table:table-cell office:value-type="float" office:value="14627.789633">
            <text:p>14627.789633</text:p>
          </table:table-cell>
          <table:table-cell office:value-type="float" office:value="15051.401419">
            <text:p>15051.401419</text:p>
          </table:table-cell>
          <table:table-cell office:value-type="float" office:value="15434.665571">
            <text:p>15434.665571</text:p>
          </table:table-cell>
          <table:table-cell office:value-type="float" office:value="15139.428272">
            <text:p>15139.428272</text:p>
          </table:table-cell>
          <table:table-cell office:value-type="float" office:value="14968.488796">
            <text:p>14968.488796</text:p>
          </table:table-cell>
          <table:table-cell office:value-type="float" office:value="16030.627241">
            <text:p>16030.627241</text:p>
          </table:table-cell>
          <table:table-cell office:value-type="float" office:value="15881.936308">
            <text:p>15881.936308</text:p>
          </table:table-cell>
          <table:table-cell office:value-type="float" office:value="16364.184435">
            <text:p>16364.184435</text:p>
          </table:table-cell>
          <table:table-cell office:value-type="float" office:value="16994.471993">
            <text:p>16994.471993</text:p>
          </table:table-cell>
          <table:table-cell office:value-type="float" office:value="16730.056701">
            <text:p>16730.056701</text:p>
          </table:table-cell>
          <table:table-cell office:value-type="float" office:value="17775.48025">
            <text:p>17775.48025</text:p>
          </table:table-cell>
          <table:table-cell office:value-type="float" office:value="17554.909097">
            <text:p>17554.909097</text:p>
          </table:table-cell>
        </table:table-row>
        <table:table-row table:style-name="ro1">
          <table:table-cell/>
          <table:table-cell office:value-type="float" office:value="11757.559604">
            <text:p>11757.559604</text:p>
          </table:table-cell>
          <table:table-cell office:value-type="float" office:value="10080.966972">
            <text:p>10080.966972</text:p>
          </table:table-cell>
          <table:table-cell office:value-type="float" office:value="9507.058026">
            <text:p>9507.058026</text:p>
          </table:table-cell>
          <table:table-cell office:value-type="float" office:value="9299.450045">
            <text:p>9299.450045</text:p>
          </table:table-cell>
          <table:table-cell office:value-type="float" office:value="9319.531995">
            <text:p>9319.531995</text:p>
          </table:table-cell>
          <table:table-cell office:value-type="float" office:value="9282.44702">
            <text:p>9282.44702</text:p>
          </table:table-cell>
          <table:table-cell office:value-type="float" office:value="9151.901855">
            <text:p>9151.901855</text:p>
          </table:table-cell>
          <table:table-cell office:value-type="float" office:value="9296.361197">
            <text:p>9296.361197</text:p>
          </table:table-cell>
          <table:table-cell office:value-type="float" office:value="9404.112536">
            <text:p>9404.112536</text:p>
          </table:table-cell>
          <table:table-cell office:value-type="float" office:value="9437.30132">
            <text:p>9437.30132</text:p>
          </table:table-cell>
          <table:table-cell table:number-columns-repeated="2" office:value-type="float" office:value="9395.929289">
            <text:p>9395.929289</text:p>
          </table:table-cell>
          <table:table-cell office:value-type="float" office:value="9636.253108">
            <text:p>9636.253108</text:p>
          </table:table-cell>
          <table:table-cell office:value-type="float" office:value="9785.860769">
            <text:p>9785.860769</text:p>
          </table:table-cell>
          <table:table-cell office:value-type="float" office:value="9952.178246">
            <text:p>9952.178246</text:p>
          </table:table-cell>
          <table:table-cell office:value-type="float" office:value="10532.941802">
            <text:p>10532.941802</text:p>
          </table:table-cell>
          <table:table-cell office:value-type="float" office:value="10711.926617">
            <text:p>10711.926617</text:p>
          </table:table-cell>
          <table:table-cell office:value-type="float" office:value="11118.436187">
            <text:p>11118.436187</text:p>
          </table:table-cell>
          <table:table-cell office:value-type="float" office:value="10484.576586">
            <text:p>10484.576586</text:p>
          </table:table-cell>
          <table:table-cell office:value-type="float" office:value="10063.994947">
            <text:p>10063.994947</text:p>
          </table:table-cell>
          <table:table-cell office:value-type="float" office:value="9999.728956">
            <text:p>9999.728956</text:p>
          </table:table-cell>
          <table:table-cell office:value-type="float" office:value="10039.457494">
            <text:p>10039.457494</text:p>
          </table:table-cell>
          <table:table-cell office:value-type="float" office:value="10406.378073">
            <text:p>10406.378073</text:p>
          </table:table-cell>
          <table:table-cell office:value-type="float" office:value="10407.583619">
            <text:p>10407.583619</text:p>
          </table:table-cell>
        </table:table-row>
        <table:table-row table:style-name="ro1">
          <table:table-cell/>
          <table:table-cell office:value-type="float" office:value="10861.330705">
            <text:p>10861.330705</text:p>
          </table:table-cell>
          <table:table-cell office:value-type="float" office:value="9604.540872">
            <text:p>9604.540872</text:p>
          </table:table-cell>
          <table:table-cell office:value-type="float" office:value="9127.752501">
            <text:p>9127.752501</text:p>
          </table:table-cell>
          <table:table-cell office:value-type="float" office:value="8979.632592">
            <text:p>8979.632592</text:p>
          </table:table-cell>
          <table:table-cell office:value-type="float" office:value="8795.051457">
            <text:p>8795.051457</text:p>
          </table:table-cell>
          <table:table-cell office:value-type="float" office:value="8833.402183">
            <text:p>8833.402183</text:p>
          </table:table-cell>
          <table:table-cell office:value-type="float" office:value="8817.704989">
            <text:p>8817.704989</text:p>
          </table:table-cell>
          <table:table-cell office:value-type="float" office:value="8948.270488">
            <text:p>8948.270488</text:p>
          </table:table-cell>
          <table:table-cell office:value-type="float" office:value="9271.484251">
            <text:p>9271.484251</text:p>
          </table:table-cell>
          <table:table-cell office:value-type="float" office:value="9463.648112">
            <text:p>9463.648112</text:p>
          </table:table-cell>
          <table:table-cell table:number-columns-repeated="2" office:value-type="float" office:value="9696.874033">
            <text:p>9696.874033</text:p>
          </table:table-cell>
          <table:table-cell office:value-type="float" office:value="9805.744854">
            <text:p>9805.744854</text:p>
          </table:table-cell>
          <table:table-cell office:value-type="float" office:value="9836.291431">
            <text:p>9836.291431</text:p>
          </table:table-cell>
          <table:table-cell office:value-type="float" office:value="9834.181408">
            <text:p>9834.181408</text:p>
          </table:table-cell>
          <table:table-cell office:value-type="float" office:value="9270.192842">
            <text:p>9270.192842</text:p>
          </table:table-cell>
          <table:table-cell office:value-type="float" office:value="9453.669259">
            <text:p>9453.669259</text:p>
          </table:table-cell>
          <table:table-cell office:value-type="float" office:value="10168.553595">
            <text:p>10168.553595</text:p>
          </table:table-cell>
          <table:table-cell office:value-type="float" office:value="9733.33248">
            <text:p>9733.33248</text:p>
          </table:table-cell>
          <table:table-cell office:value-type="float" office:value="9963.58286">
            <text:p>9963.58286</text:p>
          </table:table-cell>
          <table:table-cell office:value-type="float" office:value="10559.622676">
            <text:p>10559.622676</text:p>
          </table:table-cell>
          <table:table-cell office:value-type="float" office:value="10943.287238">
            <text:p>10943.287238</text:p>
          </table:table-cell>
          <table:table-cell office:value-type="float" office:value="11144.864899">
            <text:p>11144.864899</text:p>
          </table:table-cell>
          <table:table-cell office:value-type="float" office:value="10946.233918">
            <text:p>10946.233918</text:p>
          </table:table-cell>
        </table:table-row>
        <table:table-row table:style-name="ro1">
          <table:table-cell/>
          <table:table-cell office:value-type="float" office:value="10933.293109">
            <text:p>10933.293109</text:p>
          </table:table-cell>
          <table:table-cell office:value-type="float" office:value="9396.734596">
            <text:p>9396.734596</text:p>
          </table:table-cell>
          <table:table-cell office:value-type="float" office:value="8706.412784">
            <text:p>8706.412784</text:p>
          </table:table-cell>
          <table:table-cell office:value-type="float" office:value="8465.717287">
            <text:p>8465.717287</text:p>
          </table:table-cell>
          <table:table-cell office:value-type="float" office:value="8366.812812">
            <text:p>8366.812812</text:p>
          </table:table-cell>
          <table:table-cell office:value-type="float" office:value="8365.334289">
            <text:p>8365.334289</text:p>
          </table:table-cell>
          <table:table-cell office:value-type="float" office:value="8336.537594">
            <text:p>8336.537594</text:p>
          </table:table-cell>
          <table:table-cell office:value-type="float" office:value="8411.664994">
            <text:p>8411.664994</text:p>
          </table:table-cell>
          <table:table-cell office:value-type="float" office:value="8603.581381">
            <text:p>8603.581381</text:p>
          </table:table-cell>
          <table:table-cell office:value-type="float" office:value="8746.993159">
            <text:p>8746.993159</text:p>
          </table:table-cell>
          <table:table-cell table:number-columns-repeated="2" office:value-type="float" office:value="8865.212224">
            <text:p>8865.212224</text:p>
          </table:table-cell>
          <table:table-cell office:value-type="float" office:value="9029.894859">
            <text:p>9029.894859</text:p>
          </table:table-cell>
          <table:table-cell office:value-type="float" office:value="8981.448073">
            <text:p>8981.448073</text:p>
          </table:table-cell>
          <table:table-cell office:value-type="float" office:value="9144.193634">
            <text:p>9144.193634</text:p>
          </table:table-cell>
          <table:table-cell office:value-type="float" office:value="9506.908968">
            <text:p>9506.908968</text:p>
          </table:table-cell>
          <table:table-cell office:value-type="float" office:value="9633.187842">
            <text:p>9633.187842</text:p>
          </table:table-cell>
          <table:table-cell office:value-type="float" office:value="10128.114015">
            <text:p>10128.114015</text:p>
          </table:table-cell>
          <table:table-cell office:value-type="float" office:value="9590.126668">
            <text:p>9590.126668</text:p>
          </table:table-cell>
          <table:table-cell office:value-type="float" office:value="9108.095411">
            <text:p>9108.095411</text:p>
          </table:table-cell>
          <table:table-cell office:value-type="float" office:value="9480.029421">
            <text:p>9480.029421</text:p>
          </table:table-cell>
          <table:table-cell office:value-type="float" office:value="9725.389388">
            <text:p>9725.389388</text:p>
          </table:table-cell>
          <table:table-cell office:value-type="float" office:value="9796.002591">
            <text:p>9796.002591</text:p>
          </table:table-cell>
          <table:table-cell office:value-type="float" office:value="10020.845642">
            <text:p>10020.845642</text:p>
          </table:table-cell>
        </table:table-row>
        <table:table-row table:style-name="ro1">
          <table:table-cell/>
          <table:table-cell office:value-type="float" office:value="11687.503046">
            <text:p>11687.503046</text:p>
          </table:table-cell>
          <table:table-cell office:value-type="float" office:value="10288.568001">
            <text:p>10288.568001</text:p>
          </table:table-cell>
          <table:table-cell office:value-type="float" office:value="9930.261522">
            <text:p>9930.261522</text:p>
          </table:table-cell>
          <table:table-cell office:value-type="float" office:value="9815.339498">
            <text:p>9815.339498</text:p>
          </table:table-cell>
          <table:table-cell office:value-type="float" office:value="9773.783219">
            <text:p>9773.783219</text:p>
          </table:table-cell>
          <table:table-cell office:value-type="float" office:value="9752.205903">
            <text:p>9752.205903</text:p>
          </table:table-cell>
          <table:table-cell office:value-type="float" office:value="9638.703011">
            <text:p>9638.703011</text:p>
          </table:table-cell>
          <table:table-cell office:value-type="float" office:value="9834.217109">
            <text:p>9834.217109</text:p>
          </table:table-cell>
          <table:table-cell office:value-type="float" office:value="10071.562935">
            <text:p>10071.562935</text:p>
          </table:table-cell>
          <table:table-cell office:value-type="float" office:value="10148.17058">
            <text:p>10148.17058</text:p>
          </table:table-cell>
          <table:table-cell table:number-columns-repeated="2" office:value-type="float" office:value="10230.093651">
            <text:p>10230.093651</text:p>
          </table:table-cell>
          <table:table-cell office:value-type="float" office:value="10420.538191">
            <text:p>10420.538191</text:p>
          </table:table-cell>
          <table:table-cell office:value-type="float" office:value="10650.825338">
            <text:p>10650.825338</text:p>
          </table:table-cell>
          <table:table-cell office:value-type="float" office:value="10656.652063">
            <text:p>10656.652063</text:p>
          </table:table-cell>
          <table:table-cell office:value-type="float" office:value="10308.251389">
            <text:p>10308.251389</text:p>
          </table:table-cell>
          <table:table-cell office:value-type="float" office:value="10529.722467">
            <text:p>10529.722467</text:p>
          </table:table-cell>
          <table:table-cell office:value-type="float" office:value="11162.758754">
            <text:p>11162.758754</text:p>
          </table:table-cell>
          <table:table-cell office:value-type="float" office:value="10629.760258">
            <text:p>10629.760258</text:p>
          </table:table-cell>
          <table:table-cell office:value-type="float" office:value="10915.852767">
            <text:p>10915.852767</text:p>
          </table:table-cell>
          <table:table-cell office:value-type="float" office:value="11085.784769">
            <text:p>11085.784769</text:p>
          </table:table-cell>
          <table:table-cell office:value-type="float" office:value="11263.0566">
            <text:p>11263.0566</text:p>
          </table:table-cell>
          <table:table-cell office:value-type="float" office:value="11760.668129">
            <text:p>11760.668129</text:p>
          </table:table-cell>
          <table:table-cell office:value-type="float" office:value="11345.190215">
            <text:p>11345.190215</text:p>
          </table:table-cell>
        </table:table-row>
        <table:table-row table:style-name="ro1">
          <table:table-cell/>
          <table:table-cell office:value-type="float" office:value="11508.23322">
            <text:p>11508.23322</text:p>
          </table:table-cell>
          <table:table-cell office:value-type="float" office:value="9964.026496">
            <text:p>9964.026496</text:p>
          </table:table-cell>
          <table:table-cell office:value-type="float" office:value="9270.944859">
            <text:p>9270.944859</text:p>
          </table:table-cell>
          <table:table-cell office:value-type="float" office:value="9181.175606">
            <text:p>9181.175606</text:p>
          </table:table-cell>
          <table:table-cell office:value-type="float" office:value="9053.314109">
            <text:p>9053.314109</text:p>
          </table:table-cell>
          <table:table-cell office:value-type="float" office:value="9076.292494">
            <text:p>9076.292494</text:p>
          </table:table-cell>
          <table:table-cell office:value-type="float" office:value="9164.478319">
            <text:p>9164.478319</text:p>
          </table:table-cell>
          <table:table-cell office:value-type="float" office:value="9268.000176">
            <text:p>9268.000176</text:p>
          </table:table-cell>
          <table:table-cell office:value-type="float" office:value="9585.452437">
            <text:p>9585.452437</text:p>
          </table:table-cell>
          <table:table-cell office:value-type="float" office:value="9625.08363">
            <text:p>9625.08363</text:p>
          </table:table-cell>
          <table:table-cell table:number-columns-repeated="2" office:value-type="float" office:value="9662.76237">
            <text:p>9662.76237</text:p>
          </table:table-cell>
          <table:table-cell office:value-type="float" office:value="9852.23377">
            <text:p>9852.23377</text:p>
          </table:table-cell>
          <table:table-cell office:value-type="float" office:value="10087.186796">
            <text:p>10087.186796</text:p>
          </table:table-cell>
          <table:table-cell office:value-type="float" office:value="10385.163869">
            <text:p>10385.163869</text:p>
          </table:table-cell>
          <table:table-cell office:value-type="float" office:value="10287.043582">
            <text:p>10287.043582</text:p>
          </table:table-cell>
          <table:table-cell office:value-type="float" office:value="9887.798384">
            <text:p>9887.798384</text:p>
          </table:table-cell>
          <table:table-cell office:value-type="float" office:value="10263.7694">
            <text:p>10263.7694</text:p>
          </table:table-cell>
          <table:table-cell office:value-type="float" office:value="9816.179839">
            <text:p>9816.179839</text:p>
          </table:table-cell>
          <table:table-cell office:value-type="float" office:value="10067.446588">
            <text:p>10067.446588</text:p>
          </table:table-cell>
          <table:table-cell office:value-type="float" office:value="10193.259757">
            <text:p>10193.259757</text:p>
          </table:table-cell>
          <table:table-cell office:value-type="float" office:value="10475.220966">
            <text:p>10475.220966</text:p>
          </table:table-cell>
          <table:table-cell office:value-type="float" office:value="10690.933202">
            <text:p>10690.933202</text:p>
          </table:table-cell>
          <table:table-cell office:value-type="float" office:value="10230.294464">
            <text:p>10230.294464</text:p>
          </table:table-cell>
        </table:table-row>
        <table:table-row table:style-name="ro1">
          <table:table-cell/>
          <table:table-cell office:value-type="float" office:value="11766.04007">
            <text:p>11766.04007</text:p>
          </table:table-cell>
          <table:table-cell office:value-type="float" office:value="10138.363358">
            <text:p>10138.363358</text:p>
          </table:table-cell>
          <table:table-cell office:value-type="float" office:value="9998.309058">
            <text:p>9998.309058</text:p>
          </table:table-cell>
          <table:table-cell office:value-type="float" office:value="9762.505127">
            <text:p>9762.505127</text:p>
          </table:table-cell>
          <table:table-cell office:value-type="float" office:value="9811.241175">
            <text:p>9811.241175</text:p>
          </table:table-cell>
          <table:table-cell office:value-type="float" office:value="9750.683179">
            <text:p>9750.683179</text:p>
          </table:table-cell>
          <table:table-cell office:value-type="float" office:value="9398.096892">
            <text:p>9398.096892</text:p>
          </table:table-cell>
          <table:table-cell office:value-type="float" office:value="9573.420487">
            <text:p>9573.420487</text:p>
          </table:table-cell>
          <table:table-cell office:value-type="float" office:value="9813.889501">
            <text:p>9813.889501</text:p>
          </table:table-cell>
          <table:table-cell office:value-type="float" office:value="10008.258963">
            <text:p>10008.258963</text:p>
          </table:table-cell>
          <table:table-cell table:number-columns-repeated="2" office:value-type="float" office:value="10267.835519">
            <text:p>10267.835519</text:p>
          </table:table-cell>
          <table:table-cell office:value-type="float" office:value="10556.305264">
            <text:p>10556.305264</text:p>
          </table:table-cell>
          <table:table-cell office:value-type="float" office:value="10533.74194">
            <text:p>10533.74194</text:p>
          </table:table-cell>
          <table:table-cell office:value-type="float" office:value="10598.895367">
            <text:p>10598.895367</text:p>
          </table:table-cell>
          <table:table-cell office:value-type="float" office:value="10426.952455">
            <text:p>10426.952455</text:p>
          </table:table-cell>
          <table:table-cell office:value-type="float" office:value="10279.157382">
            <text:p>10279.157382</text:p>
          </table:table-cell>
          <table:table-cell office:value-type="float" office:value="10927.143823">
            <text:p>10927.143823</text:p>
          </table:table-cell>
          <table:table-cell office:value-type="float" office:value="10584.646755">
            <text:p>10584.646755</text:p>
          </table:table-cell>
          <table:table-cell office:value-type="float" office:value="10659.2034">
            <text:p>10659.2034</text:p>
          </table:table-cell>
          <table:table-cell office:value-type="float" office:value="10836.96396">
            <text:p>10836.96396</text:p>
          </table:table-cell>
          <table:table-cell office:value-type="float" office:value="10877.180943">
            <text:p>10877.180943</text:p>
          </table:table-cell>
          <table:table-cell office:value-type="float" office:value="11730.115544">
            <text:p>11730.115544</text:p>
          </table:table-cell>
          <table:table-cell office:value-type="float" office:value="11535.376963">
            <text:p>11535.376963</text:p>
          </table:table-cell>
        </table:table-row>
        <table:table-row table:style-name="ro1">
          <table:table-cell/>
          <table:table-cell office:value-type="float" office:value="11824.976533">
            <text:p>11824.976533</text:p>
          </table:table-cell>
          <table:table-cell office:value-type="float" office:value="10047.123147">
            <text:p>10047.123147</text:p>
          </table:table-cell>
          <table:table-cell office:value-type="float" office:value="9489.045738">
            <text:p>9489.045738</text:p>
          </table:table-cell>
          <table:table-cell office:value-type="float" office:value="9228.753837">
            <text:p>9228.753837</text:p>
          </table:table-cell>
          <table:table-cell office:value-type="float" office:value="9316.619468">
            <text:p>9316.619468</text:p>
          </table:table-cell>
          <table:table-cell office:value-type="float" office:value="9355.18658">
            <text:p>9355.18658</text:p>
          </table:table-cell>
          <table:table-cell office:value-type="float" office:value="9443.478036">
            <text:p>9443.478036</text:p>
          </table:table-cell>
          <table:table-cell office:value-type="float" office:value="9370.227261">
            <text:p>9370.227261</text:p>
          </table:table-cell>
          <table:table-cell office:value-type="float" office:value="9360.70652">
            <text:p>9360.70652</text:p>
          </table:table-cell>
          <table:table-cell office:value-type="float" office:value="9283.652324">
            <text:p>9283.652324</text:p>
          </table:table-cell>
          <table:table-cell table:number-columns-repeated="2" office:value-type="float" office:value="9305.473676">
            <text:p>9305.473676</text:p>
          </table:table-cell>
          <table:table-cell office:value-type="float" office:value="9647.949626">
            <text:p>9647.949626</text:p>
          </table:table-cell>
          <table:table-cell office:value-type="float" office:value="9850.820117">
            <text:p>9850.820117</text:p>
          </table:table-cell>
          <table:table-cell office:value-type="float" office:value="9955.70548">
            <text:p>9955.70548</text:p>
          </table:table-cell>
          <table:table-cell office:value-type="float" office:value="9707.764947">
            <text:p>9707.764947</text:p>
          </table:table-cell>
          <table:table-cell office:value-type="float" office:value="9466.413545">
            <text:p>9466.413545</text:p>
          </table:table-cell>
          <table:table-cell office:value-type="float" office:value="9891.658956">
            <text:p>9891.658956</text:p>
          </table:table-cell>
          <table:table-cell office:value-type="float" office:value="9290.409244">
            <text:p>9290.409244</text:p>
          </table:table-cell>
          <table:table-cell office:value-type="float" office:value="9878.785507">
            <text:p>9878.785507</text:p>
          </table:table-cell>
          <table:table-cell office:value-type="float" office:value="9910.783823">
            <text:p>9910.783823</text:p>
          </table:table-cell>
          <table:table-cell office:value-type="float" office:value="10224.938632">
            <text:p>10224.938632</text:p>
          </table:table-cell>
          <table:table-cell office:value-type="float" office:value="10775.974718">
            <text:p>10775.974718</text:p>
          </table:table-cell>
          <table:table-cell office:value-type="float" office:value="9905.972672">
            <text:p>9905.972672</text:p>
          </table:table-cell>
        </table:table-row>
        <table:table-row table:style-name="ro1">
          <table:table-cell/>
          <table:table-cell office:value-type="float" office:value="11455.019807">
            <text:p>11455.019807</text:p>
          </table:table-cell>
          <table:table-cell office:value-type="float" office:value="10051.53188">
            <text:p>10051.53188</text:p>
          </table:table-cell>
          <table:table-cell office:value-type="float" office:value="9774.651968">
            <text:p>9774.651968</text:p>
          </table:table-cell>
          <table:table-cell office:value-type="float" office:value="9717.414068">
            <text:p>9717.414068</text:p>
          </table:table-cell>
          <table:table-cell office:value-type="float" office:value="9550.061664">
            <text:p>9550.061664</text:p>
          </table:table-cell>
          <table:table-cell office:value-type="float" office:value="9470.751781">
            <text:p>9470.751781</text:p>
          </table:table-cell>
          <table:table-cell office:value-type="float" office:value="9117.430177">
            <text:p>9117.430177</text:p>
          </table:table-cell>
          <table:table-cell office:value-type="float" office:value="9470.312597">
            <text:p>9470.312597</text:p>
          </table:table-cell>
          <table:table-cell office:value-type="float" office:value="10040.152962">
            <text:p>10040.152962</text:p>
          </table:table-cell>
          <table:table-cell office:value-type="float" office:value="10349.081831">
            <text:p>10349.081831</text:p>
          </table:table-cell>
          <table:table-cell table:number-columns-repeated="2" office:value-type="float" office:value="10620.018239">
            <text:p>10620.018239</text:p>
          </table:table-cell>
          <table:table-cell office:value-type="float" office:value="10751.42685">
            <text:p>10751.42685</text:p>
          </table:table-cell>
          <table:table-cell office:value-type="float" office:value="10762.981207">
            <text:p>10762.981207</text:p>
          </table:table-cell>
          <table:table-cell office:value-type="float" office:value="11012.133892">
            <text:p>11012.133892</text:p>
          </table:table-cell>
          <table:table-cell office:value-type="float" office:value="11007.998668">
            <text:p>11007.998668</text:p>
          </table:table-cell>
          <table:table-cell office:value-type="float" office:value="10691.110581">
            <text:p>10691.110581</text:p>
          </table:table-cell>
          <table:table-cell office:value-type="float" office:value="11298.061802">
            <text:p>11298.061802</text:p>
          </table:table-cell>
          <table:table-cell office:value-type="float" office:value="11107.077387">
            <text:p>11107.077387</text:p>
          </table:table-cell>
          <table:table-cell office:value-type="float" office:value="10861.619183">
            <text:p>10861.619183</text:p>
          </table:table-cell>
          <table:table-cell office:value-type="float" office:value="11106.582549">
            <text:p>11106.582549</text:p>
          </table:table-cell>
          <table:table-cell office:value-type="float" office:value="11127.630603">
            <text:p>11127.630603</text:p>
          </table:table-cell>
          <table:table-cell office:value-type="float" office:value="11639.378421">
            <text:p>11639.378421</text:p>
          </table:table-cell>
          <table:table-cell office:value-type="float" office:value="11866.858297">
            <text:p>11866.858297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1</text:p>
          </table:table-cell>
          <table:table-cell table:formula="of:=([.B1]+[.B2]+[.B3]+[.B4])/4" office:value-type="float" office:value="14451.738045">
            <text:p>14451.738045</text:p>
          </table:table-cell>
          <table:table-cell table:formula="of:=([.C1]+[.C2]+[.C3]+[.C4])/4" office:value-type="float" office:value="13622.2132055">
            <text:p>13622.2132055</text:p>
          </table:table-cell>
          <table:table-cell table:formula="of:=([.D1]+[.D2]+[.D3]+[.D4])/4" office:value-type="float" office:value="13377.6679085">
            <text:p>13377.6679085</text:p>
          </table:table-cell>
          <table:table-cell table:formula="of:=([.E1]+[.E2]+[.E3]+[.E4])/4" office:value-type="float" office:value="13404.049437">
            <text:p>13404.049437</text:p>
          </table:table-cell>
          <table:table-cell table:formula="of:=([.F1]+[.F2]+[.F3]+[.F4])/4" office:value-type="float" office:value="13403.95582225">
            <text:p>13403.95582225</text:p>
          </table:table-cell>
          <table:table-cell table:formula="of:=([.G1]+[.G2]+[.G3]+[.G4])/4" office:value-type="float" office:value="13424.50101975">
            <text:p>13424.50101975</text:p>
          </table:table-cell>
          <table:table-cell table:formula="of:=([.H1]+[.H2]+[.H3]+[.H4])/4" office:value-type="float" office:value="13398.282728">
            <text:p>13398.282728</text:p>
          </table:table-cell>
          <table:table-cell table:formula="of:=([.I1]+[.I2]+[.I3]+[.I4])/4" office:value-type="float" office:value="13759.94565675">
            <text:p>13759.94565675</text:p>
          </table:table-cell>
          <table:table-cell table:formula="of:=([.J1]+[.J2]+[.J3]+[.J4])/4" office:value-type="float" office:value="14194.8699985">
            <text:p>14194.8699985</text:p>
          </table:table-cell>
          <table:table-cell table:formula="of:=([.K1]+[.K2]+[.K3]+[.K4])/4" office:value-type="float" office:value="14330.18824975">
            <text:p>14330.18824975</text:p>
          </table:table-cell>
          <table:table-cell table:formula="of:=([.L1]+[.L2]+[.L3]+[.L4])/4" office:value-type="float" office:value="14606.7484995">
            <text:p>14606.7484995</text:p>
          </table:table-cell>
          <table:table-cell table:formula="of:=([.M1]+[.M2]+[.M3]+[.M4])/4" office:value-type="float" office:value="14606.7484995">
            <text:p>14606.7484995</text:p>
          </table:table-cell>
          <table:table-cell table:formula="of:=([.N1]+[.N2]+[.N3]+[.N4])/4" office:value-type="float" office:value="14887.008425">
            <text:p>14887.008425</text:p>
          </table:table-cell>
          <table:table-cell table:formula="of:=([.O1]+[.O2]+[.O3]+[.O4])/4" office:value-type="float" office:value="15028.63285175">
            <text:p>15028.63285175</text:p>
          </table:table-cell>
          <table:table-cell table:formula="of:=([.P1]+[.P2]+[.P3]+[.P4])/4" office:value-type="float" office:value="15199.155075">
            <text:p>15199.155075</text:p>
          </table:table-cell>
          <table:table-cell table:formula="of:=([.Q1]+[.Q2]+[.Q3]+[.Q4])/4" office:value-type="float" office:value="15315.0840785">
            <text:p>15315.0840785</text:p>
          </table:table-cell>
          <table:table-cell table:formula="of:=([.R1]+[.R2]+[.R3]+[.R4])/4" office:value-type="float" office:value="15741.06332225">
            <text:p>15741.06332225</text:p>
          </table:table-cell>
          <table:table-cell table:formula="of:=([.S1]+[.S2]+[.S3]+[.S4])/4" office:value-type="float" office:value="16507.36282">
            <text:p>16507.36282</text:p>
          </table:table-cell>
          <table:table-cell table:formula="of:=([.T1]+[.T2]+[.T3]+[.T4])/4" office:value-type="float" office:value="16110.85859525">
            <text:p>16110.85859525</text:p>
          </table:table-cell>
          <table:table-cell table:formula="of:=([.U1]+[.U2]+[.U3]+[.U4])/4" office:value-type="float" office:value="16434.48812975">
            <text:p>16434.48812975</text:p>
          </table:table-cell>
          <table:table-cell table:formula="of:=([.V1]+[.V2]+[.V3]+[.V4])/4" office:value-type="float" office:value="16627.249111">
            <text:p>16627.249111</text:p>
          </table:table-cell>
          <table:table-cell table:formula="of:=([.W1]+[.W2]+[.W3]+[.W4])/4" office:value-type="float" office:value="17068.417006">
            <text:p>17068.417006</text:p>
          </table:table-cell>
          <table:table-cell table:formula="of:=([.X1]+[.X2]+[.X3]+[.X4])/4" office:value-type="float" office:value="17830.9274915">
            <text:p>17830.9274915</text:p>
          </table:table-cell>
          <table:table-cell table:formula="of:=([.Y1]+[.Y2]+[.Y3]+[.Y4])/4" office:value-type="float" office:value="17696.027789">
            <text:p>17696.027789</text:p>
          </table:table-cell>
        </table:table-row>
        <table:table-row table:style-name="ro1">
          <table:table-cell office:value-type="string">
            <text:p>p3</text:p>
          </table:table-cell>
          <table:table-cell table:formula="of:=([.B5]+[.B6]+[.B7]+[.B8])/4" office:value-type="float" office:value="11309.921616">
            <text:p>11309.921616</text:p>
          </table:table-cell>
          <table:table-cell table:formula="of:=([.C5]+[.C6]+[.C7]+[.C8])/4" office:value-type="float" office:value="9842.70261025">
            <text:p>9842.70261025</text:p>
          </table:table-cell>
          <table:table-cell table:formula="of:=([.D5]+[.D6]+[.D7]+[.D8])/4" office:value-type="float" office:value="9317.87120825">
            <text:p>9317.87120825</text:p>
          </table:table-cell>
          <table:table-cell table:formula="of:=([.E5]+[.E6]+[.E7]+[.E8])/4" office:value-type="float" office:value="9140.0348555">
            <text:p>9140.0348555</text:p>
          </table:table-cell>
          <table:table-cell table:formula="of:=([.F5]+[.F6]+[.F7]+[.F8])/4" office:value-type="float" office:value="9063.79487075">
            <text:p>9063.79487075</text:p>
          </table:table-cell>
          <table:table-cell table:formula="of:=([.G5]+[.G6]+[.G7]+[.G8])/4" office:value-type="float" office:value="9058.34734875">
            <text:p>9058.34734875</text:p>
          </table:table-cell>
          <table:table-cell table:formula="of:=([.H5]+[.H6]+[.H7]+[.H8])/4" office:value-type="float" office:value="8986.21186225">
            <text:p>8986.21186225</text:p>
          </table:table-cell>
          <table:table-cell table:formula="of:=([.I5]+[.I6]+[.I7]+[.I8])/4" office:value-type="float" office:value="9122.628447">
            <text:p>9122.628447</text:p>
          </table:table-cell>
          <table:table-cell table:formula="of:=([.J5]+[.J6]+[.J7]+[.J8])/4" office:value-type="float" office:value="9337.68527575">
            <text:p>9337.68527575</text:p>
          </table:table-cell>
          <table:table-cell table:formula="of:=([.K5]+[.K6]+[.K7]+[.K8])/4" office:value-type="float" office:value="9449.02829275">
            <text:p>9449.02829275</text:p>
          </table:table-cell>
          <table:table-cell table:formula="of:=([.L5]+[.L6]+[.L7]+[.L8])/4" office:value-type="float" office:value="9547.02729925">
            <text:p>9547.02729925</text:p>
          </table:table-cell>
          <table:table-cell table:formula="of:=([.M5]+[.M6]+[.M7]+[.M8])/4" office:value-type="float" office:value="9547.02729925">
            <text:p>9547.02729925</text:p>
          </table:table-cell>
          <table:table-cell table:formula="of:=([.N5]+[.N6]+[.N7]+[.N8])/4" office:value-type="float" office:value="9723.107753">
            <text:p>9723.107753</text:p>
          </table:table-cell>
          <table:table-cell table:formula="of:=([.O5]+[.O6]+[.O7]+[.O8])/4" office:value-type="float" office:value="9813.60640275">
            <text:p>9813.60640275</text:p>
          </table:table-cell>
          <table:table-cell table:formula="of:=([.P5]+[.P6]+[.P7]+[.P8])/4" office:value-type="float" office:value="9896.80133775">
            <text:p>9896.80133775</text:p>
          </table:table-cell>
          <table:table-cell table:formula="of:=([.Q5]+[.Q6]+[.Q7]+[.Q8])/4" office:value-type="float" office:value="9904.57375025">
            <text:p>9904.57375025</text:p>
          </table:table-cell>
          <table:table-cell table:formula="of:=([.R5]+[.R6]+[.R7]+[.R8])/4" office:value-type="float" office:value="10082.12654625">
            <text:p>10082.12654625</text:p>
          </table:table-cell>
          <table:table-cell table:formula="of:=([.S5]+[.S6]+[.S7]+[.S8])/4" office:value-type="float" office:value="10644.46563775">
            <text:p>10644.46563775</text:p>
          </table:table-cell>
          <table:table-cell table:formula="of:=([.T5]+[.T6]+[.T7]+[.T8])/4" office:value-type="float" office:value="10109.448998">
            <text:p>10109.448998</text:p>
          </table:table-cell>
          <table:table-cell table:formula="of:=([.U5]+[.U6]+[.U7]+[.U8])/4" office:value-type="float" office:value="10012.88149625">
            <text:p>10012.88149625</text:p>
          </table:table-cell>
          <table:table-cell table:formula="of:=([.V5]+[.V6]+[.V7]+[.V8])/4" office:value-type="float" office:value="10281.2914555">
            <text:p>10281.2914555</text:p>
          </table:table-cell>
          <table:table-cell table:formula="of:=([.W5]+[.W6]+[.W7]+[.W8])/4" office:value-type="float" office:value="10492.79768">
            <text:p>10492.79768</text:p>
          </table:table-cell>
          <table:table-cell table:formula="of:=([.X5]+[.X6]+[.X7]+[.X8])/4" office:value-type="float" office:value="10776.978423">
            <text:p>10776.978423</text:p>
          </table:table-cell>
          <table:table-cell table:formula="of:=([.Y5]+[.Y6]+[.Y7]+[.Y8])/4" office:value-type="float" office:value="10679.9633485">
            <text:p>10679.9633485</text:p>
          </table:table-cell>
        </table:table-row>
        <table:table-row table:style-name="ro1">
          <table:table-cell office:value-type="string">
            <text:p>p2</text:p>
          </table:table-cell>
          <table:table-cell table:formula="of:=([.B9]+[.B10]+[.B11]+[.B12])/4" office:value-type="float" office:value="11638.5674075">
            <text:p>11638.5674075</text:p>
          </table:table-cell>
          <table:table-cell table:formula="of:=([.C9]+[.C10]+[.C11]+[.C12])/4" office:value-type="float" office:value="10050.26122025">
            <text:p>10050.26122025</text:p>
          </table:table-cell>
          <table:table-cell table:formula="of:=([.D9]+[.D10]+[.D11]+[.D12])/4" office:value-type="float" office:value="9633.23790575">
            <text:p>9633.23790575</text:p>
          </table:table-cell>
          <table:table-cell table:formula="of:=([.E9]+[.E10]+[.E11]+[.E12])/4" office:value-type="float" office:value="9472.4621595">
            <text:p>9472.4621595</text:p>
          </table:table-cell>
          <table:table-cell table:formula="of:=([.F9]+[.F10]+[.F11]+[.F12])/4" office:value-type="float" office:value="9432.809104">
            <text:p>9432.809104</text:p>
          </table:table-cell>
          <table:table-cell table:formula="of:=([.G9]+[.G10]+[.G11]+[.G12])/4" office:value-type="float" office:value="9413.2285085">
            <text:p>9413.2285085</text:p>
          </table:table-cell>
          <table:table-cell table:formula="of:=([.H9]+[.H10]+[.H11]+[.H12])/4" office:value-type="float" office:value="9280.870856">
            <text:p>9280.870856</text:p>
          </table:table-cell>
          <table:table-cell table:formula="of:=([.I9]+[.I10]+[.I11]+[.I12])/4" office:value-type="float" office:value="9420.49013025">
            <text:p>9420.49013025</text:p>
          </table:table-cell>
          <table:table-cell table:formula="of:=([.J9]+[.J10]+[.J11]+[.J12])/4" office:value-type="float" office:value="9700.050355">
            <text:p>9700.050355</text:p>
          </table:table-cell>
          <table:table-cell table:formula="of:=([.K9]+[.K10]+[.K11]+[.K12])/4" office:value-type="float" office:value="9816.519187">
            <text:p>9816.519187</text:p>
          </table:table-cell>
          <table:table-cell table:formula="of:=([.L9]+[.L10]+[.L11]+[.L12])/4" office:value-type="float" office:value="9964.022451">
            <text:p>9964.022451</text:p>
          </table:table-cell>
          <table:table-cell table:formula="of:=([.M9]+[.M10]+[.M11]+[.M12])/4" office:value-type="float" office:value="9964.022451">
            <text:p>9964.022451</text:p>
          </table:table-cell>
          <table:table-cell table:formula="of:=([.N9]+[.N10]+[.N11]+[.N12])/4" office:value-type="float" office:value="10201.9788775">
            <text:p>10201.9788775</text:p>
          </table:table-cell>
          <table:table-cell table:formula="of:=([.O9]+[.O10]+[.O11]+[.O12])/4" office:value-type="float" office:value="10308.682515">
            <text:p>10308.682515</text:p>
          </table:table-cell>
          <table:table-cell table:formula="of:=([.P9]+[.P10]+[.P11]+[.P12])/4" office:value-type="float" office:value="10487.974652">
            <text:p>10487.974652</text:p>
          </table:table-cell>
          <table:table-cell table:formula="of:=([.Q9]+[.Q10]+[.Q11]+[.Q12])/4" office:value-type="float" office:value="10357.439913">
            <text:p>10357.439913</text:p>
          </table:table-cell>
          <table:table-cell table:formula="of:=([.R9]+[.R10]+[.R11]+[.R12])/4" office:value-type="float" office:value="10081.119973">
            <text:p>10081.119973</text:p>
          </table:table-cell>
          <table:table-cell table:formula="of:=([.S9]+[.S10]+[.S11]+[.S12])/4" office:value-type="float" office:value="10595.15849525">
            <text:p>10595.15849525</text:p>
          </table:table-cell>
          <table:table-cell table:formula="of:=([.T9]+[.T10]+[.T11]+[.T12])/4" office:value-type="float" office:value="10199.57830625">
            <text:p>10199.57830625</text:p>
          </table:table-cell>
          <table:table-cell table:formula="of:=([.U9]+[.U10]+[.U11]+[.U12])/4" office:value-type="float" office:value="10366.7636695">
            <text:p>10366.7636695</text:p>
          </table:table-cell>
          <table:table-cell table:formula="of:=([.V9]+[.V10]+[.V11]+[.V12])/4" office:value-type="float" office:value="10511.89752225">
            <text:p>10511.89752225</text:p>
          </table:table-cell>
          <table:table-cell table:formula="of:=([.W9]+[.W10]+[.W11]+[.W12])/4" office:value-type="float" office:value="10676.242786">
            <text:p>10676.242786</text:p>
          </table:table-cell>
          <table:table-cell table:formula="of:=([.X9]+[.X10]+[.X11]+[.X12])/4" office:value-type="float" office:value="11209.10047125">
            <text:p>11209.10047125</text:p>
          </table:table-cell>
          <table:table-cell table:formula="of:=([.Y9]+[.Y10]+[.Y11]+[.Y12])/4" office:value-type="float" office:value="10884.625599">
            <text:p>10884.625599</text:p>
          </table:table-cell>
        </table:table-row>
        <table:table-row table:style-name="ro1">
          <table:table-cell office:value-type="string">
            <text:p>p</text:p>
          </table:table-cell>
          <table:table-cell table:formula="of:=([.B15]+[.B16]+[.B17])/3" office:value-type="float" office:value="12466.7423561667">
            <text:p>12466.7423561667</text:p>
          </table:table-cell>
          <table:table-cell table:formula="of:=([.C15]+[.C16]+[.C17])/3" office:value-type="float" office:value="11171.7256786667">
            <text:p>11171.7256786667</text:p>
          </table:table-cell>
          <table:table-cell table:formula="of:=([.D15]+[.D16]+[.D17])/3" office:value-type="float" office:value="10776.2590075">
            <text:p>10776.2590075</text:p>
          </table:table-cell>
          <table:table-cell table:formula="of:=([.E15]+[.E16]+[.E17])/3" office:value-type="float" office:value="10672.1821506667">
            <text:p>10672.1821506667</text:p>
          </table:table-cell>
          <table:table-cell table:formula="of:=([.F15]+[.F16]+[.F17])/3" office:value-type="float" office:value="10633.5199323333">
            <text:p>10633.5199323333</text:p>
          </table:table-cell>
          <table:table-cell table:formula="of:=([.G15]+[.G16]+[.G17])/3" office:value-type="float" office:value="10632.0256256667">
            <text:p>10632.0256256667</text:p>
          </table:table-cell>
          <table:table-cell table:formula="of:=([.H15]+[.H16]+[.H17])/3" office:value-type="float" office:value="10555.1218154167">
            <text:p>10555.1218154167</text:p>
          </table:table-cell>
          <table:table-cell table:formula="of:=([.I15]+[.I16]+[.I17])/3" office:value-type="float" office:value="10767.688078">
            <text:p>10767.688078</text:p>
          </table:table-cell>
          <table:table-cell table:formula="of:=([.J15]+[.J16]+[.J17])/3" office:value-type="float" office:value="11077.53520975">
            <text:p>11077.53520975</text:p>
          </table:table-cell>
          <table:table-cell table:formula="of:=([.K15]+[.K16]+[.K17])/3" office:value-type="float" office:value="11198.5785765">
            <text:p>11198.5785765</text:p>
          </table:table-cell>
          <table:table-cell table:formula="of:=([.L15]+[.L16]+[.L17])/3" office:value-type="float" office:value="11372.5994165833">
            <text:p>11372.5994165833</text:p>
          </table:table-cell>
          <table:table-cell table:formula="of:=([.M15]+[.M16]+[.M17])/3" office:value-type="float" office:value="11372.5994165833">
            <text:p>11372.5994165833</text:p>
          </table:table-cell>
          <table:table-cell table:formula="of:=([.N15]+[.N16]+[.N17])/3" office:value-type="float" office:value="11604.0316851667">
            <text:p>11604.0316851667</text:p>
          </table:table-cell>
          <table:table-cell table:formula="of:=([.O15]+[.O16]+[.O17])/3" office:value-type="float" office:value="11716.9739231667">
            <text:p>11716.9739231667</text:p>
          </table:table-cell>
          <table:table-cell table:formula="of:=([.P15]+[.P16]+[.P17])/3" office:value-type="float" office:value="11861.3103549167">
            <text:p>11861.3103549167</text:p>
          </table:table-cell>
          <table:table-cell table:formula="of:=([.Q15]+[.Q16]+[.Q17])/3" office:value-type="float" office:value="11859.0325805833">
            <text:p>11859.0325805833</text:p>
          </table:table-cell>
          <table:table-cell table:formula="of:=([.R15]+[.R16]+[.R17])/3" office:value-type="float" office:value="11968.1032805">
            <text:p>11968.1032805</text:p>
          </table:table-cell>
          <table:table-cell table:formula="of:=([.S15]+[.S16]+[.S17])/3" office:value-type="float" office:value="12582.3289843333">
            <text:p>12582.3289843333</text:p>
          </table:table-cell>
          <table:table-cell table:formula="of:=([.T15]+[.T16]+[.T17])/3" office:value-type="float" office:value="12139.9619665">
            <text:p>12139.9619665</text:p>
          </table:table-cell>
          <table:table-cell table:formula="of:=([.U15]+[.U16]+[.U17])/3" office:value-type="float" office:value="12271.3777651667">
            <text:p>12271.3777651667</text:p>
          </table:table-cell>
          <table:table-cell table:formula="of:=([.V15]+[.V16]+[.V17])/3" office:value-type="float" office:value="12473.4793629167">
            <text:p>12473.4793629167</text:p>
          </table:table-cell>
          <table:table-cell table:formula="of:=([.W15]+[.W16]+[.W17])/3" office:value-type="float" office:value="12745.8191573333">
            <text:p>12745.8191573333</text:p>
          </table:table-cell>
          <table:table-cell table:formula="of:=([.X15]+[.X16]+[.X17])/3" office:value-type="float" office:value="13272.3354619167">
            <text:p>13272.3354619167</text:p>
          </table:table-cell>
          <table:table-cell table:formula="of:=([.Y15]+[.Y16]+[.Y17])/3" office:value-type="float" office:value="13086.8722455">
            <text:p>13086.8722455</text:p>
          </table:table-cell>
        </table:table-row>
        <table:table-row table:style-name="ro1">
          <table:table-cell office:value-type="string">
            <text:p>q</text:p>
          </table:table-cell>
          <table:table-cell table:formula="of:=((([.B15]-[.B16])^2+([.B16]-[.B17])^2+([.B15]-[.B17])^2)*0.5)^0.5" office:value-type="float" office:value="2991.06566005305">
            <text:p>2991.06566005305</text:p>
          </table:table-cell>
          <table:table-cell table:formula="of:=((([.C15]-[.C16])^2+([.C16]-[.C17])^2+([.C15]-[.C17])^2)*0.5)^0.5" office:value-type="float" office:value="3680.12376837543">
            <text:p>3680.12376837543</text:p>
          </table:table-cell>
          <table:table-cell table:formula="of:=((([.D15]-[.D16])^2+([.D16]-[.D17])^2+([.D15]-[.D17])^2)*0.5)^0.5" office:value-type="float" office:value="3911.6595868472">
            <text:p>3911.6595868472</text:p>
          </table:table-cell>
          <table:table-cell table:formula="of:=((([.E15]-[.E16])^2+([.E16]-[.E17])^2+([.E15]-[.E17])^2)*0.5)^0.5" office:value-type="float" office:value="4107.9013367101">
            <text:p>4107.9013367101</text:p>
          </table:table-cell>
          <table:table-cell table:formula="of:=((([.F15]-[.F16])^2+([.F16]-[.F17])^2+([.F15]-[.F17])^2)*0.5)^0.5" office:value-type="float" office:value="4167.92363456519">
            <text:p>4167.92363456519</text:p>
          </table:table-cell>
          <table:table-cell table:formula="of:=((([.G15]-[.G16])^2+([.G16]-[.G17])^2+([.G15]-[.G17])^2)*0.5)^0.5" office:value-type="float" office:value="4199.9729568083">
            <text:p>4199.9729568083</text:p>
          </table:table-cell>
          <table:table-cell table:formula="of:=((([.H15]-[.H16])^2+([.H16]-[.H17])^2+([.H15]-[.H17])^2)*0.5)^0.5" office:value-type="float" office:value="4272.3690015426">
            <text:p>4272.3690015426</text:p>
          </table:table-cell>
          <table:table-cell table:formula="of:=((([.I15]-[.I16])^2+([.I16]-[.I17])^2+([.I15]-[.I17])^2)*0.5)^0.5" office:value-type="float" office:value="4495.79285291613">
            <text:p>4495.79285291613</text:p>
          </table:table-cell>
          <table:table-cell table:formula="of:=((([.J15]-[.J16])^2+([.J16]-[.J17])^2+([.J15]-[.J17])^2)*0.5)^0.5" office:value-type="float" office:value="4686.52085822571">
            <text:p>4686.52085822571</text:p>
          </table:table-cell>
          <table:table-cell table:formula="of:=((([.K15]-[.K16])^2+([.K16]-[.K17])^2+([.K15]-[.K17])^2)*0.5)^0.5" office:value-type="float" office:value="4708.18332752684">
            <text:p>4708.18332752684</text:p>
          </table:table-cell>
          <table:table-cell table:formula="of:=((([.L15]-[.L16])^2+([.L16]-[.L17])^2+([.L15]-[.L17])^2)*0.5)^0.5" office:value-type="float" office:value="4864.64637678129">
            <text:p>4864.64637678129</text:p>
          </table:table-cell>
          <table:table-cell table:formula="of:=((([.M15]-[.M16])^2+([.M16]-[.M17])^2+([.M15]-[.M17])^2)*0.5)^0.5" office:value-type="float" office:value="4864.64637678129">
            <text:p>4864.64637678129</text:p>
          </table:table-cell>
          <table:table-cell table:formula="of:=((([.N15]-[.N16])^2+([.N16]-[.N17])^2+([.N15]-[.N17])^2)*0.5)^0.5" office:value-type="float" office:value="4941.89688101188">
            <text:p>4941.89688101188</text:p>
          </table:table-cell>
          <table:table-cell table:formula="of:=((([.O15]-[.O16])^2+([.O16]-[.O17])^2+([.O15]-[.O17])^2)*0.5)^0.5" office:value-type="float" office:value="4985.95689923592">
            <text:p>4985.95689923592</text:p>
          </table:table-cell>
          <table:table-cell table:formula="of:=((([.P15]-[.P16])^2+([.P16]-[.P17])^2+([.P15]-[.P17])^2)*0.5)^0.5" office:value-type="float" office:value="5032.87502430116">
            <text:p>5032.87502430116</text:p>
          </table:table-cell>
          <table:table-cell table:formula="of:=((([.Q15]-[.Q16])^2+([.Q16]-[.Q17])^2+([.Q15]-[.Q17])^2)*0.5)^0.5" office:value-type="float" office:value="5198.89148978799">
            <text:p>5198.89148978799</text:p>
          </table:table-cell>
          <table:table-cell table:formula="of:=((([.R15]-[.R16])^2+([.R16]-[.R17])^2+([.R15]-[.R17])^2)*0.5)^0.5" office:value-type="float" office:value="5659.44012975993">
            <text:p>5659.44012975993</text:p>
          </table:table-cell>
          <table:table-cell table:formula="of:=((([.S15]-[.S16])^2+([.S16]-[.S17])^2+([.S15]-[.S17])^2)*0.5)^0.5" office:value-type="float" office:value="5887.70560326895">
            <text:p>5887.70560326895</text:p>
          </table:table-cell>
          <table:table-cell table:formula="of:=((([.T15]-[.T16])^2+([.T16]-[.T17])^2+([.T15]-[.T17])^2)*0.5)^0.5" office:value-type="float" office:value="5956.85634799472">
            <text:p>5956.85634799472</text:p>
          </table:table-cell>
          <table:table-cell table:formula="of:=((([.U15]-[.U16])^2+([.U16]-[.U17])^2+([.U15]-[.U17])^2)*0.5)^0.5" office:value-type="float" office:value="6252.18139825899">
            <text:p>6252.18139825899</text:p>
          </table:table-cell>
          <table:table-cell table:formula="of:=((([.V15]-[.V16])^2+([.V16]-[.V17])^2+([.V15]-[.V17])^2)*0.5)^0.5" office:value-type="float" office:value="6233.85445681274">
            <text:p>6233.85445681274</text:p>
          </table:table-cell>
          <table:table-cell table:formula="of:=((([.W15]-[.W16])^2+([.W16]-[.W17])^2+([.W15]-[.W17])^2)*0.5)^0.5" office:value-type="float" office:value="6485.84277045831">
            <text:p>6485.84277045831</text:p>
          </table:table-cell>
          <table:table-cell table:formula="of:=((([.X15]-[.X16])^2+([.X16]-[.X17])^2+([.X15]-[.X17])^2)*0.5)^0.5" office:value-type="float" office:value="6848.12091057426">
            <text:p>6848.12091057426</text:p>
          </table:table-cell>
          <table:table-cell table:formula="of:=((([.Y15]-[.Y16])^2+([.Y16]-[.Y17])^2+([.Y15]-[.Y17])^2)*0.5)^0.5" office:value-type="float" office:value="6916.00486783971">
            <text:p>6916.00486783971</text:p>
          </table:table-cell>
        </table:table-row>
        <table:table-row table:style-name="ro1">
          <table:table-cell/>
          <table:table-cell table:formula="of:=[.B14]*0.0004" office:value-type="float" office:value="0.0004">
            <text:p>0.0004</text:p>
          </table:table-cell>
          <table:table-cell table:formula="of:=[.C14]*0.0004" office:value-type="float" office:value="0.0008">
            <text:p>0.0008</text:p>
          </table:table-cell>
          <table:table-cell table:formula="of:=[.D14]*0.0004" office:value-type="float" office:value="0.0012">
            <text:p>0.0012</text:p>
          </table:table-cell>
          <table:table-cell table:formula="of:=[.E14]*0.0004" office:value-type="float" office:value="0.0016">
            <text:p>0.0016</text:p>
          </table:table-cell>
          <table:table-cell table:formula="of:=[.F14]*0.0004" office:value-type="float" office:value="0.002">
            <text:p>0.002</text:p>
          </table:table-cell>
          <table:table-cell table:formula="of:=[.G14]*0.0004" office:value-type="float" office:value="0.0024">
            <text:p>0.0024</text:p>
          </table:table-cell>
          <table:table-cell table:formula="of:=[.H14]*0.0004" office:value-type="float" office:value="0.0028">
            <text:p>0.0028</text:p>
          </table:table-cell>
          <table:table-cell table:formula="of:=[.I14]*0.0004" office:value-type="float" office:value="0.0032">
            <text:p>0.0032</text:p>
          </table:table-cell>
          <table:table-cell table:formula="of:=[.J14]*0.0004" office:value-type="float" office:value="0.0036">
            <text:p>0.0036</text:p>
          </table:table-cell>
          <table:table-cell table:formula="of:=[.K14]*0.0004" office:value-type="float" office:value="0.004">
            <text:p>0.004</text:p>
          </table:table-cell>
          <table:table-cell table:formula="of:=[.L14]*0.0004" office:value-type="float" office:value="0.0044">
            <text:p>0.0044</text:p>
          </table:table-cell>
          <table:table-cell table:formula="of:=[.M14]*0.0004" office:value-type="float" office:value="0.0048">
            <text:p>0.0048</text:p>
          </table:table-cell>
          <table:table-cell table:formula="of:=[.N14]*0.0004" office:value-type="float" office:value="0.0052">
            <text:p>0.0052</text:p>
          </table:table-cell>
          <table:table-cell table:formula="of:=[.O14]*0.0004" office:value-type="float" office:value="0.0056">
            <text:p>0.0056</text:p>
          </table:table-cell>
          <table:table-cell table:formula="of:=[.P14]*0.0004" office:value-type="float" office:value="0.006">
            <text:p>0.006</text:p>
          </table:table-cell>
          <table:table-cell table:formula="of:=[.Q14]*0.0004" office:value-type="float" office:value="0.008">
            <text:p>0.008</text:p>
          </table:table-cell>
          <table:table-cell table:formula="of:=[.R14]*0.0004" office:value-type="float" office:value="0.01">
            <text:p>0.01</text:p>
          </table:table-cell>
          <table:table-cell table:formula="of:=[.S14]*0.0004" office:value-type="float" office:value="0.012">
            <text:p>0.012</text:p>
          </table:table-cell>
          <table:table-cell table:formula="of:=[.T14]*0.0004" office:value-type="float" office:value="0.014">
            <text:p>0.014</text:p>
          </table:table-cell>
          <table:table-cell table:formula="of:=[.U14]*0.0004" office:value-type="float" office:value="0.016">
            <text:p>0.016</text:p>
          </table:table-cell>
          <table:table-cell table:formula="of:=[.V14]*0.0004" office:value-type="float" office:value="0.018">
            <text:p>0.018</text:p>
          </table:table-cell>
          <table:table-cell table:formula="of:=[.W14]*0.0004" office:value-type="float" office:value="0.02">
            <text:p>0.02</text:p>
          </table:table-cell>
          <table:table-cell table:formula="of:=[.X14]*0.0004" office:value-type="float" office:value="0.022">
            <text:p>0.022</text:p>
          </table:table-cell>
          <table:table-cell table:formula="of:=[.Y14]*0.0004" office:value-type="float" office:value="0.024">
            <text:p>0.024</text:p>
          </table:table-cell>
        </table:table-row>
        <table:table-row table:style-name="ro1">
          <table:table-cell/>
          <table:table-cell office:value-type="float" office:value="2991.06566005305">
            <text:p>2991.06566005305</text:p>
          </table:table-cell>
          <table:table-cell office:value-type="float" office:value="3680.12376837543">
            <text:p>3680.12376837543</text:p>
          </table:table-cell>
          <table:table-cell office:value-type="float" office:value="3911.6595868472">
            <text:p>3911.6595868472</text:p>
          </table:table-cell>
          <table:table-cell office:value-type="float" office:value="4107.9013367101">
            <text:p>4107.9013367101</text:p>
          </table:table-cell>
          <table:table-cell office:value-type="float" office:value="4167.92363456519">
            <text:p>4167.92363456519</text:p>
          </table:table-cell>
          <table:table-cell office:value-type="float" office:value="4199.9729568083">
            <text:p>4199.9729568083</text:p>
          </table:table-cell>
          <table:table-cell office:value-type="float" office:value="4272.3690015426">
            <text:p>4272.3690015426</text:p>
          </table:table-cell>
          <table:table-cell office:value-type="float" office:value="4495.79285291613">
            <text:p>4495.79285291613</text:p>
          </table:table-cell>
          <table:table-cell office:value-type="float" office:value="4686.52085822571">
            <text:p>4686.52085822571</text:p>
          </table:table-cell>
          <table:table-cell office:value-type="float" office:value="4708.18332752684">
            <text:p>4708.18332752684</text:p>
          </table:table-cell>
          <table:table-cell table:number-columns-repeated="2" office:value-type="float" office:value="4864.64637678129">
            <text:p>4864.64637678129</text:p>
          </table:table-cell>
          <table:table-cell office:value-type="float" office:value="4941.89688101188">
            <text:p>4941.89688101188</text:p>
          </table:table-cell>
          <table:table-cell office:value-type="float" office:value="4985.95689923592">
            <text:p>4985.95689923592</text:p>
          </table:table-cell>
          <table:table-cell office:value-type="float" office:value="5032.87502430116">
            <text:p>5032.87502430116</text:p>
          </table:table-cell>
          <table:table-cell office:value-type="float" office:value="5198.89148978799">
            <text:p>5198.89148978799</text:p>
          </table:table-cell>
          <table:table-cell office:value-type="float" office:value="5659.44012975993">
            <text:p>5659.44012975993</text:p>
          </table:table-cell>
          <table:table-cell office:value-type="float" office:value="5887.70560326895">
            <text:p>5887.70560326895</text:p>
          </table:table-cell>
          <table:table-cell office:value-type="float" office:value="5956.85634799472">
            <text:p>5956.85634799472</text:p>
          </table:table-cell>
          <table:table-cell office:value-type="float" office:value="6252.18139825899">
            <text:p>6252.18139825899</text:p>
          </table:table-cell>
          <table:table-cell office:value-type="float" office:value="6233.85445681274">
            <text:p>6233.85445681274</text:p>
          </table:table-cell>
          <table:table-cell office:value-type="float" office:value="6485.84277045831">
            <text:p>6485.84277045831</text:p>
          </table:table-cell>
          <table:table-cell office:value-type="float" office:value="6848.12091057426">
            <text:p>6848.12091057426</text:p>
          </table:table-cell>
          <table:table-cell office:value-type="float" office:value="6916.00486783971">
            <text:p>6916.00486783971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>
            <draw:frame table:end-cell-address="Sheet1.I44" table:end-x="0.5307in" table:end-y="0.1484in" draw:z-index="0" draw:style-name="gr1" svg:width="4.5992in" svg:height="3.7854in" svg:x="0.3768in" svg:y="0.1551in">
              <draw:object draw:notify-on-update-of-ranges="Sheet1.B24:Sheet1.B47 Sheet1.C24:Sheet1.C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N44" table:end-x="0.676in" table:end-y="0.1583in" draw:z-index="1" draw:style-name="gr1" svg:width="4.2134in" svg:height="3.8984in" svg:x="0.0185in" svg:y="0.052in">
              <draw:object draw:notify-on-update-of-ranges="Sheet1.O24:Sheet1.O47 Sheet1.P24:Sheet1.P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12466.7423561667">
            <text:p>12466.7423561667</text:p>
          </table:table-cell>
          <table:table-cell office:value-type="float" office:value="2991.06566005305">
            <text:p>2991.06566005305</text:p>
          </table:table-cell>
          <table:table-cell table:number-columns-repeated="11"/>
          <table:table-cell office:value-type="float" office:value="0.0004">
            <text:p>0.0004</text:p>
          </table:table-cell>
          <table:table-cell office:value-type="float" office:value="2991.06566005305">
            <text:p>2991.065660053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171.7256786667">
            <text:p>11171.7256786667</text:p>
          </table:table-cell>
          <table:table-cell office:value-type="float" office:value="3680.12376837543">
            <text:p>3680.12376837543</text:p>
          </table:table-cell>
          <table:table-cell table:number-columns-repeated="11"/>
          <table:table-cell office:value-type="float" office:value="0.0008">
            <text:p>0.0008</text:p>
          </table:table-cell>
          <table:table-cell office:value-type="float" office:value="3680.12376837543">
            <text:p>3680.123768375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776.2590075">
            <text:p>10776.2590075</text:p>
          </table:table-cell>
          <table:table-cell office:value-type="float" office:value="3911.6595868472">
            <text:p>3911.6595868472</text:p>
          </table:table-cell>
          <table:table-cell table:number-columns-repeated="11"/>
          <table:table-cell office:value-type="float" office:value="0.0012">
            <text:p>0.0012</text:p>
          </table:table-cell>
          <table:table-cell office:value-type="float" office:value="3911.6595868472">
            <text:p>3911.65958684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672.1821506667">
            <text:p>10672.1821506667</text:p>
          </table:table-cell>
          <table:table-cell office:value-type="float" office:value="4107.9013367101">
            <text:p>4107.9013367101</text:p>
          </table:table-cell>
          <table:table-cell table:number-columns-repeated="11"/>
          <table:table-cell office:value-type="float" office:value="0.0016">
            <text:p>0.0016</text:p>
          </table:table-cell>
          <table:table-cell office:value-type="float" office:value="4107.9013367101">
            <text:p>4107.90133671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633.5199323333">
            <text:p>10633.5199323333</text:p>
          </table:table-cell>
          <table:table-cell office:value-type="float" office:value="4167.92363456519">
            <text:p>4167.92363456519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4167.92363456519">
            <text:p>4167.923634565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632.0256256667">
            <text:p>10632.0256256667</text:p>
          </table:table-cell>
          <table:table-cell office:value-type="float" office:value="4199.9729568083">
            <text:p>4199.9729568083</text:p>
          </table:table-cell>
          <table:table-cell table:number-columns-repeated="11"/>
          <table:table-cell office:value-type="float" office:value="0.0024">
            <text:p>0.0024</text:p>
          </table:table-cell>
          <table:table-cell office:value-type="float" office:value="4199.9729568083">
            <text:p>4199.97295680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555.1218154167">
            <text:p>10555.1218154167</text:p>
          </table:table-cell>
          <table:table-cell office:value-type="float" office:value="4272.3690015426">
            <text:p>4272.3690015426</text:p>
          </table:table-cell>
          <table:table-cell table:number-columns-repeated="11"/>
          <table:table-cell office:value-type="float" office:value="0.0028">
            <text:p>0.0028</text:p>
          </table:table-cell>
          <table:table-cell office:value-type="float" office:value="4272.3690015426">
            <text:p>4272.36900154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767.688078">
            <text:p>10767.688078</text:p>
          </table:table-cell>
          <table:table-cell office:value-type="float" office:value="4495.79285291613">
            <text:p>4495.79285291613</text:p>
          </table:table-cell>
          <table:table-cell table:number-columns-repeated="11"/>
          <table:table-cell office:value-type="float" office:value="0.0032">
            <text:p>0.0032</text:p>
          </table:table-cell>
          <table:table-cell office:value-type="float" office:value="4495.79285291613">
            <text:p>4495.792852916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077.53520975">
            <text:p>11077.53520975</text:p>
          </table:table-cell>
          <table:table-cell office:value-type="float" office:value="4686.52085822571">
            <text:p>4686.52085822571</text:p>
          </table:table-cell>
          <table:table-cell table:number-columns-repeated="11"/>
          <table:table-cell office:value-type="float" office:value="0.0036">
            <text:p>0.0036</text:p>
          </table:table-cell>
          <table:table-cell office:value-type="float" office:value="4686.52085822571">
            <text:p>4686.520858225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198.5785765">
            <text:p>11198.5785765</text:p>
          </table:table-cell>
          <table:table-cell office:value-type="float" office:value="4708.18332752684">
            <text:p>4708.18332752684</text:p>
          </table:table-cell>
          <table:table-cell table:number-columns-repeated="11"/>
          <table:table-cell office:value-type="float" office:value="0.004">
            <text:p>0.004</text:p>
          </table:table-cell>
          <table:table-cell office:value-type="float" office:value="4708.18332752684">
            <text:p>4708.183327526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72.5994165833">
            <text:p>11372.5994165833</text:p>
          </table:table-cell>
          <table:table-cell office:value-type="float" office:value="4864.64637678129">
            <text:p>4864.64637678129</text:p>
          </table:table-cell>
          <table:table-cell table:number-columns-repeated="11"/>
          <table:table-cell office:value-type="float" office:value="0.0044">
            <text:p>0.0044</text:p>
          </table:table-cell>
          <table:table-cell office:value-type="float" office:value="4864.64637678129">
            <text:p>4864.646376781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72.5994165833">
            <text:p>11372.5994165833</text:p>
          </table:table-cell>
          <table:table-cell office:value-type="float" office:value="4864.64637678129">
            <text:p>4864.64637678129</text:p>
          </table:table-cell>
          <table:table-cell table:number-columns-repeated="11"/>
          <table:table-cell office:value-type="float" office:value="0.0048">
            <text:p>0.0048</text:p>
          </table:table-cell>
          <table:table-cell office:value-type="float" office:value="4864.64637678129">
            <text:p>4864.646376781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604.0316851667">
            <text:p>11604.0316851667</text:p>
          </table:table-cell>
          <table:table-cell office:value-type="float" office:value="4941.89688101188">
            <text:p>4941.89688101188</text:p>
          </table:table-cell>
          <table:table-cell table:number-columns-repeated="11"/>
          <table:table-cell office:value-type="float" office:value="0.0052">
            <text:p>0.0052</text:p>
          </table:table-cell>
          <table:table-cell office:value-type="float" office:value="4941.89688101188">
            <text:p>4941.896881011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716.9739231667">
            <text:p>11716.9739231667</text:p>
          </table:table-cell>
          <table:table-cell office:value-type="float" office:value="4985.95689923592">
            <text:p>4985.95689923592</text:p>
          </table:table-cell>
          <table:table-cell table:number-columns-repeated="11"/>
          <table:table-cell office:value-type="float" office:value="0.0056">
            <text:p>0.0056</text:p>
          </table:table-cell>
          <table:table-cell office:value-type="float" office:value="4985.95689923592">
            <text:p>4985.956899235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861.3103549167">
            <text:p>11861.3103549167</text:p>
          </table:table-cell>
          <table:table-cell office:value-type="float" office:value="5032.87502430116">
            <text:p>5032.87502430116</text:p>
          </table:table-cell>
          <table:table-cell table:number-columns-repeated="11"/>
          <table:table-cell office:value-type="float" office:value="0.006">
            <text:p>0.006</text:p>
          </table:table-cell>
          <table:table-cell office:value-type="float" office:value="5032.87502430116">
            <text:p>5032.875024301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859.0325805833">
            <text:p>11859.0325805833</text:p>
          </table:table-cell>
          <table:table-cell office:value-type="float" office:value="5198.89148978799">
            <text:p>5198.89148978799</text:p>
          </table:table-cell>
          <table:table-cell table:number-columns-repeated="11"/>
          <table:table-cell office:value-type="float" office:value="0.008">
            <text:p>0.008</text:p>
          </table:table-cell>
          <table:table-cell office:value-type="float" office:value="5198.89148978799">
            <text:p>5198.891489787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968.1032805">
            <text:p>11968.1032805</text:p>
          </table:table-cell>
          <table:table-cell office:value-type="float" office:value="5659.44012975993">
            <text:p>5659.44012975993</text:p>
          </table:table-cell>
          <table:table-cell table:number-columns-repeated="11"/>
          <table:table-cell office:value-type="float" office:value="0.01">
            <text:p>0.01</text:p>
          </table:table-cell>
          <table:table-cell office:value-type="float" office:value="5659.44012975993">
            <text:p>5659.440129759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582.3289843333">
            <text:p>12582.3289843333</text:p>
          </table:table-cell>
          <table:table-cell office:value-type="float" office:value="5887.70560326895">
            <text:p>5887.70560326895</text:p>
          </table:table-cell>
          <table:table-cell table:number-columns-repeated="11"/>
          <table:table-cell office:value-type="float" office:value="0.012">
            <text:p>0.012</text:p>
          </table:table-cell>
          <table:table-cell office:value-type="float" office:value="5887.70560326895">
            <text:p>5887.705603268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139.9619665">
            <text:p>12139.9619665</text:p>
          </table:table-cell>
          <table:table-cell office:value-type="float" office:value="5956.85634799472">
            <text:p>5956.85634799472</text:p>
          </table:table-cell>
          <table:table-cell table:number-columns-repeated="11"/>
          <table:table-cell office:value-type="float" office:value="0.014">
            <text:p>0.014</text:p>
          </table:table-cell>
          <table:table-cell office:value-type="float" office:value="5956.85634799472">
            <text:p>5956.856347994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271.3777651667">
            <text:p>12271.3777651667</text:p>
          </table:table-cell>
          <table:table-cell office:value-type="float" office:value="6252.18139825899">
            <text:p>6252.18139825899</text:p>
          </table:table-cell>
          <table:table-cell table:number-columns-repeated="11"/>
          <table:table-cell office:value-type="float" office:value="0.016">
            <text:p>0.016</text:p>
          </table:table-cell>
          <table:table-cell office:value-type="float" office:value="6252.18139825899">
            <text:p>6252.181398258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473.4793629167">
            <text:p>12473.4793629167</text:p>
          </table:table-cell>
          <table:table-cell office:value-type="float" office:value="6233.85445681274">
            <text:p>6233.85445681274</text:p>
          </table:table-cell>
          <table:table-cell table:number-columns-repeated="11"/>
          <table:table-cell office:value-type="float" office:value="0.018">
            <text:p>0.018</text:p>
          </table:table-cell>
          <table:table-cell office:value-type="float" office:value="6233.85445681274">
            <text:p>6233.854456812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745.8191573333">
            <text:p>12745.8191573333</text:p>
          </table:table-cell>
          <table:table-cell office:value-type="float" office:value="6485.84277045831">
            <text:p>6485.84277045831</text:p>
          </table:table-cell>
          <table:table-cell table:number-columns-repeated="11"/>
          <table:table-cell office:value-type="float" office:value="0.02">
            <text:p>0.02</text:p>
          </table:table-cell>
          <table:table-cell office:value-type="float" office:value="6485.84277045831">
            <text:p>6485.842770458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272.3354619167">
            <text:p>13272.3354619167</text:p>
          </table:table-cell>
          <table:table-cell office:value-type="float" office:value="6848.12091057426">
            <text:p>6848.12091057426</text:p>
          </table:table-cell>
          <table:table-cell table:number-columns-repeated="11"/>
          <table:table-cell office:value-type="float" office:value="0.022">
            <text:p>0.022</text:p>
          </table:table-cell>
          <table:table-cell office:value-type="float" office:value="6848.12091057426">
            <text:p>6848.120910574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086.8722455">
            <text:p>13086.8722455</text:p>
          </table:table-cell>
          <table:table-cell office:value-type="float" office:value="6916.00486783971">
            <text:p>6916.00486783971</text:p>
          </table:table-cell>
          <table:table-cell table:number-columns-repeated="11"/>
          <table:table-cell office:value-type="float" office:value="0.024">
            <text:p>0.024</text:p>
          </table:table-cell>
          <table:table-cell office:value-type="float" office:value="6916.00486783971">
            <text:p>6916.00486783971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17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g Shan</meta:initial-creator>
    <meta:creation-date>2010-11-26T22:16:37</meta:creation-date>
    <dc:date>2010-12-16T17:31:34</dc:date>
    <dc:creator>Tong Shan</dc:creator>
    <meta:editing-duration>PT01H45M19S</meta:editing-duration>
    <meta:editing-cycles>13</meta:editing-cycles>
    <meta:generator>OpenOffice.org/3.2$Unix OpenOffice.org_project/320m12$Build-9483</meta:generator>
    <meta:document-statistic meta:table-count="3" meta:cell-count="5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1840162277222pt" style:font-size-asian="12.1840162277222pt" style:font-size-complex="12.1840162277222pt"/>
    </style:style>
    <style:style style:name="ch3" style:family="chart">
      <style:chart-properties chart:interpolation="cubic-spline" chart:symbol-type="automatic" chart:include-hidden-cells="false" chart:treat-empty-cells="use-zero" chart:spline-order="3" chart:right-angled-axes="true">
        <chart:symbol-image/>
      </style:chart-properties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7.49785566329956pt" style:font-size-asian="7.49785566329956pt" style:font-size-complex="7.49785566329956pt"/>
    </style:style>
    <style:style style:name="ch5" style:family="chart">
      <style:chart-properties chart:auto-position="true" chart:scale-text="true" style:rotation-angle="0"/>
      <style:text-properties fo:font-size="8.43508720397949pt" style:font-size-asian="8.43508720397949pt" style:font-size-complex="8.43508720397949pt"/>
    </style:style>
    <style:style style:name="ch6" style:family="chart" style:data-style-name="N0">
      <style:chart-properties chart:scale-text="true" chart:display-label="true" chart:logarithmic="false" chart:minimum="3000" chart:reverse-direction="false" text:line-break="false" chart:axis-position="0"/>
      <style:graphic-properties svg:stroke-color="#b3b3b3"/>
      <style:text-properties fo:font-size="7.49785566329956pt" style:font-size-asian="7.49785566329956pt" style:font-size-complex="7.49785566329956pt"/>
    </style:style>
    <style:style style:name="ch7" style:family="chart">
      <style:chart-properties chart:auto-position="true" chart:scale-text="true" style:rotation-angle="90"/>
      <style:text-properties fo:font-size="8.43508720397949pt" style:font-size-asian="8.43508720397949pt" style:font-size-complex="8.4350872039794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05cm" chart:symbol-height="0.05cm" chart:scale-text="true">
        <chart:symbol-image/>
      </style:chart-properties>
      <style:graphic-properties draw:stroke="dash" draw:stroke-dash="Ultrafine_20_Dashed" svg:stroke-width="0.088cm" svg:stroke-color="#004586" draw:fill-color="#004586"/>
      <style:text-properties fo:font-size="5.62339210510254pt" style:font-size-asian="5.62339210510254pt" style:font-size-complex="5.6233921051025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83cm" svg:height="9.616cm" xlink:href=".." chart:class="chart:scatter" chart:style-name="ch1">
        <chart:title svg:x="5.536cm" svg:y="0.193cm" chart:style-name="ch2">
          <text:p>q-p</text:p>
        </chart:title>
        <chart:plot-area chart:style-name="ch3" table:cell-range-address="Sheet1.B24:Sheet1.C47" svg:x="0.34cm" svg:y="0.641cm" svg:width="11.084cm" svg:height="8.691cm">
          <chart:axis chart:dimension="x" chart:name="primary-x" chart:style-name="ch4">
            <chart:title svg:x="5.728cm" svg:y="8.967cm" chart:style-name="ch5">
              <text:p>p   /Pa</text:p>
            </chart:title>
          </chart:axis>
          <chart:axis chart:dimension="y" chart:name="primary-y" chart:style-name="ch6">
            <chart:title svg:x="0.308cm" svg:y="5.14cm" chart:style-name="ch7">
              <text:p>q   /Pa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C24:Sheet1.C47" chart:class="chart:scatter">
            <chart:domain table:cell-range-address="Sheet1.B24:Sheet1.B47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66.7423561667">
                <text:p text:id="Sheet1.B24:Sheet1.B47">12466.7423561667</text:p>
              </table:table-cell>
              <table:table-cell office:value-type="float" office:value="2991.06566005305">
                <text:p text:id="Sheet1.C24:Sheet1.C47">2991.06566005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1.7256786667">
                <text:p>11171.7256786667</text:p>
              </table:table-cell>
              <table:table-cell office:value-type="float" office:value="3680.12376837543">
                <text:p>3680.1237683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76.2590075">
                <text:p>10776.2590075</text:p>
              </table:table-cell>
              <table:table-cell office:value-type="float" office:value="3911.6595868472">
                <text:p>3911.6595868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72.1821506667">
                <text:p>10672.1821506667</text:p>
              </table:table-cell>
              <table:table-cell office:value-type="float" office:value="4107.9013367101">
                <text:p>4107.9013367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33.5199323333">
                <text:p>10633.5199323333</text:p>
              </table:table-cell>
              <table:table-cell office:value-type="float" office:value="4167.92363456519">
                <text:p>4167.92363456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32.0256256667">
                <text:p>10632.0256256667</text:p>
              </table:table-cell>
              <table:table-cell office:value-type="float" office:value="4199.9729568083">
                <text:p>4199.9729568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55.1218154167">
                <text:p>10555.1218154167</text:p>
              </table:table-cell>
              <table:table-cell office:value-type="float" office:value="4272.3690015426">
                <text:p>4272.3690015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67.688078">
                <text:p>10767.688078</text:p>
              </table:table-cell>
              <table:table-cell office:value-type="float" office:value="4495.79285291613">
                <text:p>4495.79285291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77.53520975">
                <text:p>11077.53520975</text:p>
              </table:table-cell>
              <table:table-cell office:value-type="float" office:value="4686.52085822571">
                <text:p>4686.5208582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98.5785765">
                <text:p>11198.5785765</text:p>
              </table:table-cell>
              <table:table-cell office:value-type="float" office:value="4708.18332752684">
                <text:p>4708.18332752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72.5994165833">
                <text:p>11372.5994165833</text:p>
              </table:table-cell>
              <table:table-cell office:value-type="float" office:value="4864.64637678129">
                <text:p>4864.64637678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72.5994165833">
                <text:p>11372.5994165833</text:p>
              </table:table-cell>
              <table:table-cell office:value-type="float" office:value="4864.64637678129">
                <text:p>4864.64637678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04.0316851667">
                <text:p>11604.0316851667</text:p>
              </table:table-cell>
              <table:table-cell office:value-type="float" office:value="4941.89688101188">
                <text:p>4941.89688101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16.9739231667">
                <text:p>11716.9739231667</text:p>
              </table:table-cell>
              <table:table-cell office:value-type="float" office:value="4985.95689923592">
                <text:p>4985.95689923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61.3103549167">
                <text:p>11861.3103549167</text:p>
              </table:table-cell>
              <table:table-cell office:value-type="float" office:value="5032.87502430116">
                <text:p>5032.87502430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59.0325805833">
                <text:p>11859.0325805833</text:p>
              </table:table-cell>
              <table:table-cell office:value-type="float" office:value="5198.89148978799">
                <text:p>5198.8914897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68.1032805">
                <text:p>11968.1032805</text:p>
              </table:table-cell>
              <table:table-cell office:value-type="float" office:value="5659.44012975993">
                <text:p>5659.44012975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82.3289843333">
                <text:p>12582.3289843333</text:p>
              </table:table-cell>
              <table:table-cell office:value-type="float" office:value="5887.70560326895">
                <text:p>5887.70560326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39.9619665">
                <text:p>12139.9619665</text:p>
              </table:table-cell>
              <table:table-cell office:value-type="float" office:value="5956.85634799472">
                <text:p>5956.85634799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71.3777651667">
                <text:p>12271.3777651667</text:p>
              </table:table-cell>
              <table:table-cell office:value-type="float" office:value="6252.18139825899">
                <text:p>6252.18139825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73.4793629167">
                <text:p>12473.4793629167</text:p>
              </table:table-cell>
              <table:table-cell office:value-type="float" office:value="6233.85445681274">
                <text:p>6233.85445681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45.8191573333">
                <text:p>12745.8191573333</text:p>
              </table:table-cell>
              <table:table-cell office:value-type="float" office:value="6485.84277045831">
                <text:p>6485.84277045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72.3354619167">
                <text:p>13272.3354619167</text:p>
              </table:table-cell>
              <table:table-cell office:value-type="float" office:value="6848.12091057426">
                <text:p>6848.12091057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86.8722455">
                <text:p>13086.8722455</text:p>
              </table:table-cell>
              <table:table-cell office:value-type="float" office:value="6916.00486783971">
                <text:p>6916.00486783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scale-text="true">
        <chart:symbol-image/>
      </style:chart-properties>
      <style:graphic-properties draw:stroke="dash" draw:stroke-dash="Ultrafine_20_Dashed" svg:stroke-width="0.088cm" svg:stroke-color="#314004" draw:fill-color="#314004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03cm" svg:height="9.903cm" xlink:href=".." chart:class="chart:scatter" chart:style-name="ch1">
        <chart:title svg:x="3.801cm" svg:y="0.198cm" chart:style-name="ch2">
          <text:p>q-vertical strain</text:p>
        </chart:title>
        <chart:plot-area chart:style-name="ch3" table:cell-range-address="Sheet1.O24:Sheet1.P47" svg:x="0.227cm" svg:y="0.905cm" svg:width="10.262cm" svg:height="8.803cm">
          <chart:axis chart:dimension="x" chart:name="primary-x" chart:style-name="ch4">
            <chart:title svg:x="4.658cm" svg:y="9.324cm" chart:style-name="ch5">
              <text:p>vertical strain</text:p>
            </chart:title>
          </chart:axis>
          <chart:axis chart:dimension="y" chart:name="primary-y" chart:style-name="ch4">
            <chart:title svg:x="0.215cm" svg:y="5.511cm" chart:style-name="ch6">
              <text:p>q   /Pa</text:p>
            </chart:title>
            <chart:grid chart:style-name="ch7" chart:class="major"/>
          </chart:axis>
          <chart:series chart:style-name="ch8" chart:values-cell-range-address="Sheet1.P24:Sheet1.P47" chart:class="chart:scatter">
            <chart:domain table:cell-range-address="Sheet1.O24:Sheet1.O47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">
                <text:p text:id="Sheet1.O24:Sheet1.O47">0.0004</text:p>
              </table:table-cell>
              <table:table-cell office:value-type="float" office:value="2991.06566005305">
                <text:p text:id="Sheet1.P24:Sheet1.P47">2991.06566005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">
                <text:p>0.0008</text:p>
              </table:table-cell>
              <table:table-cell office:value-type="float" office:value="3680.12376837543">
                <text:p>3680.1237683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">
                <text:p>0.0012</text:p>
              </table:table-cell>
              <table:table-cell office:value-type="float" office:value="3911.6595868472">
                <text:p>3911.6595868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">
                <text:p>0.0016</text:p>
              </table:table-cell>
              <table:table-cell office:value-type="float" office:value="4107.9013367101">
                <text:p>4107.9013367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4167.92363456519">
                <text:p>4167.92363456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">
                <text:p>0.0024</text:p>
              </table:table-cell>
              <table:table-cell office:value-type="float" office:value="4199.9729568083">
                <text:p>4199.9729568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">
                <text:p>0.0028</text:p>
              </table:table-cell>
              <table:table-cell office:value-type="float" office:value="4272.3690015426">
                <text:p>4272.3690015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">
                <text:p>0.0032</text:p>
              </table:table-cell>
              <table:table-cell office:value-type="float" office:value="4495.79285291613">
                <text:p>4495.79285291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6">
                <text:p>0.0036</text:p>
              </table:table-cell>
              <table:table-cell office:value-type="float" office:value="4686.52085822571">
                <text:p>4686.5208582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4708.18332752684">
                <text:p>4708.18332752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">
                <text:p>0.0044</text:p>
              </table:table-cell>
              <table:table-cell office:value-type="float" office:value="4864.64637678129">
                <text:p>4864.64637678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8">
                <text:p>0.0048</text:p>
              </table:table-cell>
              <table:table-cell office:value-type="float" office:value="4864.64637678129">
                <text:p>4864.64637678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2">
                <text:p>0.0052</text:p>
              </table:table-cell>
              <table:table-cell office:value-type="float" office:value="4941.89688101188">
                <text:p>4941.89688101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">
                <text:p>0.0056</text:p>
              </table:table-cell>
              <table:table-cell office:value-type="float" office:value="4985.95689923592">
                <text:p>4985.95689923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">
                <text:p>0.006</text:p>
              </table:table-cell>
              <table:table-cell office:value-type="float" office:value="5032.87502430116">
                <text:p>5032.87502430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5198.89148978799">
                <text:p>5198.8914897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5659.44012975993">
                <text:p>5659.44012975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">
                <text:p>0.012</text:p>
              </table:table-cell>
              <table:table-cell office:value-type="float" office:value="5887.70560326895">
                <text:p>5887.70560326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">
                <text:p>0.014</text:p>
              </table:table-cell>
              <table:table-cell office:value-type="float" office:value="5956.85634799472">
                <text:p>5956.85634799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6">
                <text:p>0.016</text:p>
              </table:table-cell>
              <table:table-cell office:value-type="float" office:value="6252.18139825899">
                <text:p>6252.18139825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">
                <text:p>0.018</text:p>
              </table:table-cell>
              <table:table-cell office:value-type="float" office:value="6233.85445681274">
                <text:p>6233.85445681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">
                <text:p>0.02</text:p>
              </table:table-cell>
              <table:table-cell office:value-type="float" office:value="6485.84277045831">
                <text:p>6485.84277045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6848.12091057426">
                <text:p>6848.12091057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">
                <text:p>0.024</text:p>
              </table:table-cell>
              <table:table-cell office:value-type="float" office:value="6916.00486783971">
                <text:p>6916.00486783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